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7f7f7f" draw:fill-color="#bababa" draw:textarea-horizontal-align="justify" draw:textarea-vertical-align="middle" draw:auto-grow-height="false" fo:min-height="11.18cm" fo:min-width="9.052cm"/>
      <style:paragraph-properties style:writing-mode="lr-tb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878cm" fo:min-width="8.444cm"/>
    </style:style>
    <style:style style:name="gr3" style:family="graphic" style:parent-style-name="standard">
      <style:graphic-properties svg:stroke-color="#7f7f7f" draw:fill-color="#bababa" draw:textarea-horizontal-align="justify" draw:textarea-vertical-align="middle" draw:auto-grow-height="false" fo:min-height="1.528cm" fo:min-width="4.58cm"/>
      <style:paragraph-properties style:writing-mode="lr-tb"/>
    </style:style>
    <style:style style:name="gr4" style:family="graphic" style:parent-style-name="standard">
      <style:graphic-properties svg:stroke-color="#007ffe" draw:fill-color="#00e3e3" draw:textarea-horizontal-align="justify" draw:textarea-vertical-align="middle" draw:auto-grow-height="false" fo:min-height="1.528cm" fo:min-width="4.58cm"/>
      <style:paragraph-properties style:writing-mode="lr-tb"/>
    </style:style>
    <style:style style:name="gr5" style:family="graphic" style:parent-style-name="standard">
      <style:graphic-properties svg:stroke-color="#008400" draw:fill-color="#7ffe00" draw:textarea-horizontal-align="justify" draw:textarea-vertical-align="middle" draw:auto-grow-height="false" fo:min-height="1.528cm" fo:min-width="4.912cm"/>
      <style:paragraph-properties style:writing-mode="lr-tb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9" style:family="graphic" style:parent-style-name="standard">
      <style:graphic-properties svg:stroke-color="#007ffe" draw:fill-color="#00e3e3" draw:textarea-horizontal-align="justify" draw:textarea-vertical-align="middle" draw:auto-grow-height="false" fo:min-height="11.18cm" fo:min-width="6.612cm"/>
      <style:paragraph-properties style:writing-mode="lr-tb"/>
    </style:style>
    <style:style style:name="gr10" style:family="graphic" style:parent-style-name="standard">
      <style:graphic-properties svg:stroke-color="#008400" draw:fill-color="#7ffe00" draw:textarea-horizontal-align="justify" draw:textarea-vertical-align="middle" draw:auto-grow-height="false" fo:min-height="2.544cm" fo:min-width="5.696cm"/>
      <style:paragraph-properties style:writing-mode="lr-tb"/>
    </style:style>
    <style:style style:name="gr11" style:family="graphic" style:parent-style-name="standard">
      <style:graphic-properties svg:stroke-color="#333333" draw:fill-color="#ffffff" draw:textarea-horizontal-align="justify" draw:textarea-vertical-align="middle" draw:auto-grow-height="false" fo:min-height="0.512cm" fo:min-width="2.24cm"/>
      <style:paragraph-properties style:writing-mode="lr-tb"/>
    </style:style>
    <style:style style:name="gr12" style:family="graphic" style:parent-style-name="standard" style:list-style-name="L1">
      <style:graphic-properties svg:stroke-color="#333333" draw:fill-color="#ffffff" draw:textarea-horizontal-align="justify" draw:textarea-vertical-align="top" draw:auto-grow-height="false" fo:min-height="6.754cm" fo:min-width="6.05cm"/>
      <style:paragraph-properties style:writing-mode="lr-tb"/>
    </style:style>
    <style:style style:name="gr13" style:family="graphic" style:parent-style-name="standard">
      <style:graphic-properties svg:stroke-color="#333333" draw:fill-color="#ffffff" draw:textarea-horizontal-align="justify" draw:textarea-vertical-align="top" draw:auto-grow-height="false" fo:min-height="1.928cm" fo:min-width="5.596cm"/>
      <style:paragraph-properties style:writing-mode="lr-tb"/>
    </style:style>
    <style:style style:name="gr14" style:family="graphic" style:parent-style-name="standard">
      <style:graphic-properties svg:stroke-color="#333333" draw:fill-color="#ffffff" draw:textarea-horizontal-align="justify" draw:textarea-vertical-align="middle" draw:auto-grow-height="false" fo:min-height="0.512cm" fo:min-width="3.764cm"/>
      <style:paragraph-properties style:writing-mode="lr-tb"/>
    </style:style>
    <style:style style:name="gr15" style:family="graphic" style:parent-style-name="standard">
      <style:graphic-properties svg:stroke-color="#333333" draw:fill-color="#ffffff" draw:textarea-horizontal-align="justify" draw:textarea-vertical-align="middle" draw:auto-grow-height="false" fo:min-height="0.512cm" fo:min-width="3.38cm"/>
      <style:paragraph-properties style:writing-mode="lr-tb"/>
    </style:style>
    <style:style style:name="gr16" style:family="graphic" style:parent-style-name="standard">
      <style:graphic-properties svg:stroke-color="#333333" draw:fill-color="#ffffff" draw:textarea-horizontal-align="justify" draw:textarea-vertical-align="middle" draw:auto-grow-height="false" fo:min-height="0.512cm" fo:min-width="3.056cm"/>
      <style:paragraph-properties style:writing-mode="lr-tb"/>
    </style:style>
    <style:style style:name="gr17" style:family="graphic" style:parent-style-name="standard">
      <style:graphic-properties svg:stroke-color="#333333" draw:fill-color="#ffffff" draw:textarea-horizontal-align="justify" draw:textarea-vertical-align="middle" draw:auto-grow-height="false" fo:min-height="0.766cm" fo:min-width="7.944cm"/>
      <style:paragraph-properties style:writing-mode="lr-tb"/>
    </style:style>
    <style:style style:name="gr18" style:family="graphic" style:parent-style-name="standard">
      <style:graphic-properties svg:stroke-color="#333333" draw:fill-color="#ffffff" draw:textarea-horizontal-align="justify" draw:textarea-vertical-align="middle" draw:auto-grow-height="false" fo:min-height="1.782cm" fo:min-width="5.366cm"/>
      <style:paragraph-properties style:writing-mode="lr-tb"/>
    </style:style>
    <style:style style:name="gr19" style:family="graphic" style:parent-style-name="standard">
      <style:graphic-properties svg:stroke-color="#333333" draw:fill-color="#ffffff" draw:textarea-horizontal-align="justify" draw:textarea-vertical-align="middle" draw:auto-grow-height="false" fo:min-height="1.32cm" fo:min-width="7.066cm"/>
      <style:paragraph-properties style:writing-mode="lr-tb"/>
    </style:style>
    <style:style style:name="gr20" style:family="graphic" style:parent-style-name="standard">
      <style:graphic-properties svg:stroke-color="#333333" draw:fill-color="#ffffff" draw:textarea-horizontal-align="justify" draw:textarea-vertical-align="middle" draw:auto-grow-height="false" fo:min-height="1.082cm" fo:min-width="7.882cm"/>
      <style:paragraph-properties style:writing-mode="lr-tb"/>
    </style:style>
    <style:style style:name="gr21" style:family="graphic" style:parent-style-name="standard">
      <style:graphic-properties svg:stroke-color="#333333" draw:fill-color="#ffffff" draw:textarea-horizontal-align="justify" draw:textarea-vertical-align="top" draw:auto-grow-height="false" fo:min-height="1.274cm" fo:min-width="6.142cm"/>
      <style:paragraph-properties style:writing-mode="lr-tb"/>
    </style:style>
    <style:style style:name="gr22" style:family="graphic" style:parent-style-name="standard">
      <style:graphic-properties svg:stroke-color="#333333" draw:fill-color="#ffffff" draw:textarea-horizontal-align="justify" draw:textarea-vertical-align="middle" draw:auto-grow-height="false" fo:min-height="1.974cm" fo:min-width="5.08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328cm"/>
      <style:paragraph-properties style:writing-mode="lr-tb"/>
    </style:style>
    <style:style style:name="gr2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bababa"/>
      <style:paragraph-properties fo:text-align="start" style:writing-mode="lr-tb"/>
      <style:text-properties fo:font-size="15pt" style:font-size-asian="15pt" style:font-size-complex="15pt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start" style:writing-mode="lr-tb"/>
      <style:text-properties fo:font-size="15pt" style:font-size-asian="15pt" style:font-size-complex="15pt"/>
    </style:style>
    <style:style style:name="P4" style:family="paragraph">
      <loext:graphic-properties draw:fill-color="#00e3e3"/>
      <style:paragraph-properties fo:text-align="start" style:writing-mode="lr-tb"/>
      <style:text-properties fo:font-size="15pt" style:font-size-asian="15pt" style:font-size-complex="15pt"/>
    </style:style>
    <style:style style:name="P5" style:family="paragraph">
      <loext:graphic-properties draw:fill-color="#7ffe00"/>
      <style:paragraph-properties fo:text-align="start" style:writing-mode="lr-tb"/>
      <style:text-properties fo:font-size="15pt" style:font-size-asian="15pt" style:font-size-complex="15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8" style:family="paragraph">
      <loext:graphic-properties draw:fill-color="#ffffff"/>
      <style:paragraph-properties fo:text-align="start" style:writing-mode="lr-tb"/>
      <style:text-properties fo:font-size="15pt" style:font-size-asian="15pt" style:font-size-complex="15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5pt" style:font-size-asian="15pt" style:font-size-complex="15pt"/>
    </style:style>
    <style:style style:name="P10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5pt" style:font-size-asian="15pt" style:font-size-complex="15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3" style:family="paragraph">
      <style:paragraph-properties fo:margin-left="0cm" fo:margin-right="0cm" fo:text-align="end" fo:text-indent="0.051cm"/>
    </style:style>
    <style:style style:name="P14" style:family="paragraph">
      <loext:graphic-properties draw:fill="none" draw:fill-color="#ffffff"/>
      <style:paragraph-properties fo:margin-left="0cm" fo:margin-right="0cm" fo:text-align="end" fo:text-indent="0.051cm" style:writing-mode="lr-tb"/>
      <style:text-properties fo:font-size="14pt" style:font-size-asian="14pt" style:font-size-complex="14pt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9.552cm" svg:height="11.43cm" svg:x="11.276cm" svg:y="3.3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944cm" svg:height="8.128cm" svg:x="11.63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1.778cm" svg:x="11.276cm" svg:y="1.524cm">
          <text:p text:style-name="P3"><text:span text:style-name="T1">Model</text:span></text:p>
          <text:p text:style-name="P3"><text:span text:style-name="T2">./strateg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1.778cm" svg:x="0.016cm" svg:y="1.524cm">
          <text:p text:style-name="P3"><text:span text:style-name="T1">Controller</text:span></text:p>
          <text:p text:style-name="P3"><text:span text:style-name="T3">./crownetcontrol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412cm" svg:height="1.778cm" svg:x="21.758cm" svg:y="1.524cm">
          <text:p text:style-name="P3"><text:span text:style-name="T1">View (passive)</text:span></text:p>
          <text:p text:style-name="P3"><text:span text:style-name="T2">./dataprocessor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5.096cm" svg:y1="2.54cm" svg:x2="11.276cm" svg:y2="2.54cm">
          <text:p/>
        </draw:line>
        <draw:frame draw:style-name="gr7" draw:text-style-name="P7" draw:layer="layout" svg:width="3.048cm" svg:height="1.27cm" svg:x="6.312cm" svg:y="1.832cm">
          <draw:text-box>
            <text:p><text:span text:style-name="T4">changes</text:span></text:p>
          </draw:text-box>
        </draw:frame>
        <draw:frame draw:style-name="gr8" draw:text-style-name="P7" draw:layer="layout" svg:width="4.28cm" svg:height="1.361cm" svg:x="16.81cm" svg:y="1.878cm">
          <draw:text-box>
            <text:p><text:span text:style-name="T4">provides data</text:span></text:p>
          </draw:text-box>
        </draw:frame>
        <draw:custom-shape draw:style-name="gr9" draw:text-style-name="P4" draw:layer="layout" svg:width="7.112cm" svg:height="11.43cm" svg:x="0.016cm" svg:y="3.302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6.356cm" svg:y1="2.54cm" svg:x2="21.758cm" svg:y2="2.54cm">
          <text:p/>
        </draw:line>
        <draw:custom-shape draw:style-name="gr10" draw:text-style-name="P5" draw:layer="layout" svg:width="6.196cm" svg:height="2.794cm" svg:x="21.736cm" svg:y="3.302cm">
          <text:p text:style-name="P3"><text:span text:style-name="T1"/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74cm" svg:height="0.762cm" svg:x="0.254cm" svg:y="6.35cm">
          <text:p text:style-name="P3"><text:span text:style-name="T2">./traci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.55cm" svg:height="7.004cm" svg:x="0.254cm" svg:y="7.112cm">
          <text:p text:style-name="P9"><text:span text:style-name="T2">TraCIManager</text:span></text:p>
          <text:p text:style-name="P9"><text:span text:style-name="T2">ServerModeConnection</text:span></text:p>
          <text:p text:style-name="P9"><text:span text:style-name="T2">ClientModeConnection</text:span></text:p>
          <text:p text:style-name="P9"><text:span text:style-name="T2">Storage</text:span></text:p>
          <text:p text:style-name="P9"><text:span text:style-name="T2">Controller</text:span></text:p>
          <text:p text:style-name="P9"><text:span text:style-name="T2"/></text:p>
          <text:p text:style-name="P9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74cm" svg:height="0.762cm" svg:x="0.454cm" svg:y="10.66cm">
          <text:p text:style-name="P3"><text:span text:style-name="T2">./domains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6.096cm" svg:height="2.178cm" svg:x="0.454cm" svg:y="11.422cm">
          <text:p text:style-name="P3"><text:span text:style-name="T2">VaderePolygonAPI</text:span></text:p>
          <text:p text:style-name="P3"><text:span text:style-name="T2">VadereSimulationAPI</text:span></text:p>
          <text:p text:style-name="P3"><text:span text:style-name="T2">VaderePersonAPI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74cm" svg:height="0.762cm" svg:x="0.254cm" svg:y="3.556cm">
          <text:p text:style-name="P3"><text:span text:style-name="T2">./setup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264cm" svg:height="0.762cm" svg:x="11.914cm" svg:y="6.096cm">
          <text:p text:style-name="P3"><text:span text:style-name="T2">./controlac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3.88cm" svg:height="0.762cm" svg:x="11.614cm" svg:y="11.944cm">
          <text:p text:style-name="P3"><text:span text:style-name="T2">./timestepping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264cm" svg:height="0.762cm" svg:x="11.876cm" svg:y="3.742cm">
          <text:p text:style-name="P3"><text:span text:style-name="T2">./controller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3.556cm" svg:height="0.762cm" svg:x="11.938cm" svg:y="9.398cm">
          <text:p text:style-name="P3"><text:span text:style-name="T2">./sensor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8.444cm" svg:height="1.016cm" svg:x="11.876cm" svg:y="4.504cm">
          <text:p text:style-name="P3"><text:span text:style-name="T2">RouteRecommenderAlgorithm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5.866cm" svg:height="2.032cm" svg:x="11.914cm" svg:y="6.858cm">
          <text:p text:style-name="P3"><text:span text:style-name="T2">StimulusInfo</text:span></text:p>
          <text:p text:style-name="P3"><text:span text:style-name="T2">SubPopulationFilter</text:span></text:p>
          <text:p text:style-name="P3"><text:span text:style-name="T2">Area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7.566cm" svg:height="1.57cm" svg:x="11.614cm" svg:y="12.706cm">
          <text:p text:style-name="P3"><text:span text:style-name="T2">TimeStepper</text:span></text:p>
          <text:p text:style-name="P3"><text:span text:style-name="T2">StepSizeAlgorithm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8.382cm" svg:height="1.332cm" svg:x="11.938cm" svg:y="10.16cm">
          <text:p text:style-name="P3"><text:span text:style-name="T2">DensityMapper</text:span></text:p>
          <text:p text:style-name="P3"><text:span text:style-name="T2">MeasurementArea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6.642cm" svg:height="1.524cm" svg:x="0.254cm" svg:y="4.318cm">
          <text:p text:style-name="P3"><text:span text:style-name="T2"># methods for argument </text:span></text:p>
          <text:p text:style-name="P3"><text:span text:style-name="T2">parsing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5.588cm" svg:height="2.224cm" svg:x="22.09cm" svg:y="3.556cm">
          <text:p text:style-name="P3"><text:span text:style-name="T2">Processor</text:span></text:p>
          <text:p text:style-name="P3"><text:span text:style-name="T2">Manager</text:span></text:p>
          <text:p text:style-name="P3"><text:span text:style-name="T2">Writer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1.614cm" svg:y1="12.86cm" svg:x2="6.804cm" svg:y2="12.852cm">
          <text:p/>
        </draw:line>
        <draw:frame draw:style-name="gr7" draw:text-style-name="P7" draw:layer="layout" svg:width="3.048cm" svg:height="1.27cm" svg:x="7.066cm" svg:y="4.31cm">
          <draw:text-box>
            <text:p><text:span text:style-name="T4">initializes</text:span></text:p>
          </draw:text-box>
        </draw:frame>
        <draw:line draw:style-name="gr6" draw:text-style-name="P6" draw:layer="layout" svg:x1="6.896cm" svg:y1="4.98cm" svg:x2="11.876cm" svg:y2="4.98cm">
          <text:p/>
        </draw:line>
        <draw:frame draw:style-name="gr23" draw:text-style-name="P12" draw:layer="layout" svg:width="4.572cm" svg:height="1.916cm" svg:x="6.85cm" svg:y="12.866cm">
          <draw:text-box>
            <text:p text:style-name="P11"><text:span text:style-name="T4">compute</text:span></text:p>
            <text:p text:style-name="P11"><text:span text:style-name="T4">next time for synchronization</text:span></text:p>
          </draw:text-box>
        </draw:frame>
        <draw:line draw:style-name="gr6" draw:text-style-name="P6" draw:layer="layout" svg:x1="6.804cm" svg:y1="10.922cm" svg:x2="11.938cm" svg:y2="10.922cm">
          <text:p/>
        </draw:line>
        <draw:frame draw:style-name="gr23" draw:text-style-name="P7" draw:layer="layout" svg:width="4.294cm" svg:height="1.916cm" svg:x="6.99cm" svg:y="10.876cm">
          <draw:text-box>
            <text:p><text:span text:style-name="T4">update sensor data</text:span></text:p>
          </draw:text-box>
        </draw:frame>
        <draw:line draw:style-name="gr6" draw:text-style-name="P6" draw:layer="layout" svg:x1="16.656cm" svg:y1="5.52cm" svg:x2="16.656cm" svg:y2="6.858cm">
          <text:p/>
        </draw:line>
        <draw:frame draw:style-name="gr7" draw:text-style-name="P7" draw:layer="layout" svg:width="3.048cm" svg:height="1.27cm" svg:x="16.564cm" svg:y="5.642cm">
          <draw:text-box>
            <text:p><text:span text:style-name="T4">generates</text:span></text:p>
          </draw:text-box>
        </draw:frame>
        <draw:line draw:style-name="gr6" draw:text-style-name="P6" draw:layer="layout" svg:x1="11.63cm" svg:y1="8.252cm" svg:x2="6.805cm" svg:y2="8.252cm">
          <text:p/>
        </draw:line>
        <draw:frame draw:style-name="gr24" draw:text-style-name="P12" draw:layer="layout" svg:width="4.572cm" svg:height="1.916cm" svg:x="6.858cm" svg:y="8.136cm">
          <draw:text-box>
            <text:p text:style-name="P11"><text:span text:style-name="T4">give order to</text:span></text:p>
            <text:p text:style-name="P11"><text:span text:style-name="T4">send a route recommendation</text:span></text:p>
          </draw:text-box>
        </draw:frame>
        <draw:line draw:style-name="gr6" draw:text-style-name="P6" draw:layer="layout" svg:x1="19.858cm" svg:y1="10.162cm" svg:x2="19.858cm" svg:y2="5.52cm">
          <text:p/>
        </draw:line>
        <draw:frame draw:style-name="gr23" draw:text-style-name="P14" draw:layer="layout" svg:width="4.572cm" svg:height="1.916cm" svg:x="15.394cm" svg:y="8.89cm">
          <draw:text-box>
            <text:p text:style-name="P13"><text:span text:style-name="T4">provides density</text:span></text:p>
            <text:p text:style-name="P13"><text:span text:style-name="T4">estimates</text:span></text:p>
          </draw:text-box>
        </draw:frame>
        <draw:line draw:style-name="gr6" draw:text-style-name="P6" draw:layer="layout" svg:x1="6.804cm" svg:y1="7.366cm" svg:x2="11.63cm" svg:y2="7.366cm">
          <text:p/>
        </draw:line>
        <draw:frame draw:style-name="gr7" draw:text-style-name="P7" draw:layer="layout" svg:width="3.048cm" svg:height="1.27cm" svg:x="7.112cm" svg:y="6.604cm">
          <draw:text-box>
            <text:p><text:span text:style-name="T4">triggers</text:span></text:p>
          </draw:text-box>
        </draw:frame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1T10:38:23.799476526</meta:creation-date>
    <dc:date>2023-09-05T14:47:13.372137832</dc:date>
    <meta:editing-duration>PT39M55S</meta:editing-duration>
    <meta:editing-cycles>12</meta:editing-cycles>
    <meta:generator>LibreOffice/6.4.7.2$Linux_X86_64 LibreOffice_project/40$Build-2</meta:generator>
    <meta:document-statistic meta:object-count="63"/>
  </office:meta>
</office:document-meta>
</file>